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3465a4" loext:opacity="100%"/>
    </style:style>
    <style:style style:name="P2" style:family="paragraph">
      <loext:graphic-properties draw:fill-color="#ffffff"/>
    </style:style>
    <style:style style:name="P3" style:family="paragraph">
      <style:paragraph-properties fo:margin-left="0.4cm" fo:margin-right="0cm" fo:text-indent="-0.4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fo:font-weight="bold" style:font-weight-complex="bold"/>
    </style:style>
    <style:style style:name="T1" style:family="text">
      <style:text-properties fo:color="#3465a4" loext:opacity="100%"/>
    </style:style>
    <style:style style:name="T2" style:family="text">
      <style:text-properties fo:font-size="12pt" fo:font-weight="bold" style:font-size-asian="12pt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fo:font-weight="bold" style:font-weight-complex="bold"/>
    </style:style>
    <style:style style:name="T5" style:family="text">
      <style:text-properties fo:font-size="8pt"/>
    </style:style>
    <style:style style:name="T6" style:family="text">
      <style:text-properties fo:font-size="8pt" fo:font-weight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Arya Samaj Workflow Pres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ee Payment Proces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p><text:span text:style-name="T2">a. Payment</text:span></text:p>
            <text:p text:style-name="P3"><text:span text:style-name="T3">Fee payment is made via MPESA</text:span></text:p>
            <text:p text:style-name="P3"><text:span text:style-name="T3">Tally automatically generates and sends a soft copy of the receipt to the parent via email (?)</text:span></text:p>
            <text:p text:style-name="P3"><text:span text:style-name="T3">Payment verification from the bank/ payment gateway</text:span></text:p>
            <text:p text:style-name="P3"><text:span text:style-name="T3">Tally automatically updates the system with the confirmed payment details</text:span></text:p>
            <text:p><text:span text:style-name="T3"/></text:p>
            <text:p><text:span text:style-name="T2">b. Refund Confirmation</text:span></text:p>
            <text:p text:style-name="P3"><text:span text:style-name="T3">Refund request approval</text:span></text:p>
            <text:p text:style-name="P3"><text:span text:style-name="T3">Tally generates a refund receipt and notifies the payer</text:span></text:p>
            <text:p><text:span text:style-name="T3"/></text:p>
            <text:p><text:span text:style-name="T3">The fees need not be categorized separately as co-curricula activities are paid with the tuition fees where the parent wishes to pay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curement Process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p><text:span text:style-name="T4">a. Quotation Management</text:span></text:p>
            <text:p text:style-name="P3"><text:span text:style-name="T5">View and evaluate three quotations</text:span></text:p>
            <text:p text:style-name="P3"><text:span text:style-name="T5">Pick the most optimal quote</text:span></text:p>
            <text:p text:style-name="P3"><text:span text:style-name="T5">Vendor raises an invoice for the procurement, and the payment process is initiated</text:span></text:p>
            <text:p><text:span text:style-name="T6"/></text:p>
            <text:p><text:span text:style-name="T4">b. Payment and Receipt</text:span></text:p>
            <text:p text:style-name="P3"><text:span text:style-name="T5">Jackie generates the receipt for the transaction, sends to the Accountant</text:span></text:p>
            <text:p text:style-name="P3"><text:span text:style-name="T5">The accountant reviews and if approves the payment, sends to the convener </text:span></text:p>
            <text:p text:style-name="P3"><text:span text:style-name="T5">The convener reviews and if approves the procurement process, sends to the Examiner</text:span></text:p>
            <text:p text:style-name="P3"><text:span text:style-name="T5">The examiner reviews and if checks if the procurement is necessary for educational needs, then sends to the treasurer</text:span></text:p>
            <text:p text:style-name="P3"><text:span text:style-name="T5">The treasurer approves the financial aspects of the procurement, then sends to the secretary</text:span></text:p>
            <text:p text:style-name="P3"><text:span text:style-name="T5">The secretary ensures the documentation is in order</text:span></text:p>
            <text:p text:style-name="P3"><text:span text:style-name="T5">The chairman then sends out the final approval for the procurement</text:span></text:p>
            <text:p text:style-name="P3"><text:span text:style-name="T5">Accountant then finally verifies the budget and releases the payment details</text:span></text:p>
            <text:p><text:span text:style-name="T5">The payment details are sent to the bank for processing</text:span></text:p>
            <text:p><text:span text:style-name="T7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ayroll Proces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p><text:span text:style-name="T2">a. Salary calculation</text:span></text:p>
            <text:p text:style-name="P3"><text:span text:style-name="T3">Salaries are calculated considering any bonuses, deductions or other factors</text:span></text:p>
            <text:p><text:span text:style-name="T8"/></text:p>
            <text:p><text:span text:style-name="T2">b. Payment</text:span></text:p>
            <text:p text:style-name="P3"><text:span text:style-name="T3">Jackie generates the receipt for the salaries, sends to the Accountant</text:span></text:p>
            <text:p text:style-name="P3"><text:span text:style-name="T3">The accountant reviews and if approves the salary details, sends to the convener </text:span></text:p>
            <text:p text:style-name="P3"><text:span text:style-name="T3">The convener reviews and if approves the salary details are in line with contracts, agreements, sends to the Examiner</text:span></text:p>
            <text:p text:style-name="P3"><text:span text:style-name="T3">The examiner reviews and if checks if the salaries align for educational requirements of staff roles, then sends to the treasurer</text:span></text:p>
            <text:p text:style-name="P3"><text:span text:style-name="T3">The treasurer approves the funds, if available to cover the salaries, then sends to the secretary</text:span></text:p>
            <text:p text:style-name="P3"><text:span text:style-name="T3">The secretary ensures the documentation of the salaries is in order</text:span></text:p>
            <text:p text:style-name="P3"><text:span text:style-name="T3">The chairman then sends out the final approval for the salary distribution</text:span></text:p>
            <text:p text:style-name="P3"><text:span text:style-name="T3">Accountant then finally verifies the budget and releases the payment details</text:span></text:p>
            <text:p text:style-name="P3"><text:span text:style-name="T3">The payment details are sent to the bank for processing and disbursement to employees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alleng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ntegration of the payments done through MPESA with iTiner. We propose the creation of a system that will generate unique identifiers for each parent. The system will also send a confirmation email</text:p>
              </text:list-item>
              <text:list-item>
                <text:p>Integration of bank payments with iTiner. It may require on-boarding of a bank staff</text:p>
              </text:list-item>
              <text:list-item>
                <text:p>Enabling access to the receipts</text:p>
              </text:list-item>
              <text:list-item>
                <text:p>Where does a disapproval of a procurement lead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33:39.590160684</meta:creation-date>
    <meta:editing-duration>PT1H13M56S</meta:editing-duration>
    <meta:editing-cycles>4</meta:editing-cycles>
    <meta:generator>LibreOffice/24.2.6.2$Linux_X86_64 LibreOffice_project/420$Build-2</meta:generator>
    <dc:title>Blue Curve</dc:title>
    <dc:date>2024-12-05T12:26:07.302516476</dc:date>
    <meta:document-statistic meta:object-count="54"/>
  </office:meta>
</office:document-meta>
</file>